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draw:visible-area-top="0in" draw:visible-area-width="7.2378in" draw:visible-area-height="9.178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1" text:anchor-type="paragraph" svg:width="7.2374in" svg:height="9.178in" draw:z-index="0"><draw:object-ole xlink:href="./Object 1" xlink:type="simple" xlink:show="embed" xlink:actuate="onLoad"/><draw:image xlink:href="./ObjectReplacements/Object 1" xlink:type="simple" xlink:show="embed" xlink:actuate="onLoad"/></draw:frame>FSM Requester/Owner/Sharer</text:p>
      <text:p text:style-name="P1"><text:soft-page-break/></text:p>
      <text:p text:style-name="P2">The figure shows the finite-state machine diagram for a requester, owner, or sharer. When a successful request is returned from the home memory, the node that receives the reply becomes the owner or the sharer. This finite-state machine does not keep track of the actual state of the cache, since that is the job of the cache on top of each directory. This FSM is only responsible for sending and receiving messages to the cache above and to other directories. In other words, it is only responsible for the portion of the requester/owner/sharer that has to interact with the home memory directly. Any potential requester initially starts in the Idle state. This is a non-busy state where the node is waiting for any request to arrive. The requests are categorized into two types, based on the location of their states on the diagram. The top half of the diagram are all the states associated with a request that was initiated from the local side, or the cache side. The bottom half of the diagram are all the states that are associated with a request that was initiated from the remote side, or requests from home memory.</text:p>
      <text:p text:style-name="P2"/>
      <text:p text:style-name="P2">When any local requests come in during the Idle state, the node will transition to the Wait state, after sending the request to the home memory. In the usual case, the requester will get a return from the home memory, stating that the read request or the write request is successful. These cases are illustrated by the state transitions from the Idle state to the Wait state and back. If the request is unable to be fulfilled, the home memory will send a NAK to the requester and the requester will have to resend the request.</text:p>
      <text:p text:style-name="P2"/>
      <text:p text:style-name="P2">The three states on the left side near the top are the states that the requester would go into if the directory is required to perform more actions than the usual case in order to preserve cache coherency for a read request. The first state on the left, <text:span text:style-name="T1">“Wait for K Invalidates, J Invalidates Received”</text:span>, occurs <text:span text:style-name="T1">when the requester is waiting for all of the invalidate acks to arrive before transitioning back to the Idle state. When the new owner receives an invalidate ack in this state, it would add one to J, which indicates the invalidates received so far, and then compare that number to K, which is the number of pending invalidates. If K is not equal to J, then the state will not change, but when K is equal to J, then the state will change to Exclusive.</text:span></text:p>
      <text:p text:style-name="P2"/>
      <text:p text:style-name="P2">The two states, “Wait for Remote Response” and “Wait for Remote Speculative Reply”, are complements of each other. These two states occur when the directory is in the Exclusive state when it receives the read request. The requester has to wait for two messages for this situation and these two states make sure that both messages are received regardless of which one arrived first. The requester has to wait for a message from the home memory, termed speculative reply, and a message from the current owner, which could be a response or an ack (no data). The reason for sending two messages is that there is a possibility that the owner has modified the data, in which case, the only valid copy of the block is the one that the owner has. However, since the owner will only send an ack without data if it has not modified the block, it is necessary for the home memory to send its copy of the data so that the requester can always receive at least one message with data.</text:p>
      <text:p text:style-name="P2"/>
      <text:p text:style-name="P2">On the right side near the top are “Wait for Remote Intervention” and “Wait for Remote Writeback Busy Ack,” states that the requester will go into if the directory is required to perform additional actions for a writeback request. This happens if the writeback request is sent before an intervention request is received by the requester. In this case, the requester has to wait for two messages instead of one in order to get back to the Idle state. The two states are complements of each other. If the requester receives writeback busy ack first, then it will transition to “Wait for Remote Intervention”; if the requester receives an intervention request first, then it will transition to “Wait for Remote Writeback Busy Ack.” These two states guarantee that both messages are received before transitioning to the Idle state.</text:p>
      <text:p text:style-name="P2"><text:soft-page-break/></text:p>
      <text:p text:style-name="P2">The bottom three states in the diagram show the requests that can come in to the owner or sharer from the home memory. These three states can only occur when the node in question already has the block, since the home memory would only contact a node that it thinks has the block. Both “Wait for Local Invalidate Ack” and “Wait for Local Intervention Exclusive Response” states require the sharer to evict the block, because these two states indicate that the home memory has received an exclusive request. Conversely, “Wait for Local Intervention Shared Response” allows the sharer to keep the block by sending the data back to the home memory and the requester. In addition, both of the “Wait for Local Intervention Response” states deal with the situations where it is necessary for the new requester to obtain the latest copy of the block from the node that owns the block, while in the “Wait for Local Invalidate Ack” state the home memory is able to supply th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8:54.71</meta:creation-date>
    <meta:generator>OpenOffice.org/3.2$Win32 OpenOffice.org_project/320m18$Build-9502</meta:generator>
    <dc:date>2011-02-02T18:41:40.17</dc:date>
    <dc:creator>Eric Chang</dc:creator>
    <meta:editing-duration>PT02H06M31S</meta:editing-duration>
    <meta:editing-cycles>13</meta:editing-cycles>
    <meta:document-statistic meta:table-count="0" meta:image-count="0" meta:object-count="1" meta:page-count="3" meta:paragraph-count="7" meta:word-count="932" meta:character-count="5204"/>
  </office:meta>
</office:document-meta>
</file>